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ÑOZ ANTACHOQUE ROSA CATAL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MOS MUÑOZ, MEYLIN MAYTH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UÑOZ ANTACHOQUE ROSA CATAL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03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1:46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